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operator">=</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operator">(</text:span>
        <text:span text:style-name="rststyle-operator">)</text:span>
        <text:span text:style-name="rststyle-literal">
          <text:span text:style-name="rststyle-number">10</text:span>
        </text:span>
        <text:span text:style-name="rststyle-literal">
          <text:span text:style-name="rststyle-number">08</text:span>
        </text:span>
        <text:span text:style-name="rststyle-literal">
          <text:span text:style-name="rststyle-number">2022</text:span>
        </text:span>
        <text:span text:style-name="rststyle-literal">
          <text:span text:style-name="rststyle-number">2</text:span>
        </text:span>
        <text:span text:style-name="rststyle-literal">
          <text:span text:style-name="rststyle-number">27</text:span>
        </text:span>
        <text:span text:style-name="rststyle-literal">
          <text:span text:style-name="rststyle-number">10</text:span>
        </text:span>
        <text:span text:style-name="rststyle-literal">
          <text:span text:style-name="rststyle-number">2022</text:span>
        </text:span>
        <text:span text:style-name="rststyle-literal">
          <text:span text:style-name="rststyle-number">1</text:span>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comment">
          <text:span text:style-name="rststyle-single"># belirtilen sayıda eski sürüme dönmek için (reset)
</text:span>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operator">(</text:span>
        <text:span text:style-name="rststyle-operator">)</text:span>
        <text:span text:style-name="rststyle-literal">
          <text:span text:style-name="rststyle-number">9</text:span>
        </text:span>
        <text:span text:style-name="rststyle-literal">
          <text:span text:style-name="rststyle-number">11</text:span>
        </text:span>
        <text:span text:style-name="rststyle-literal">
          <text:span text:style-name="rststyle-number">2023</text:span>
        </text:span>
        <text:span text:style-name="rststyle-literal">
          <text:span text:style-name="rststyle-number">2</text:span>
        </text:span>
        <text:span text:style-name="rststyle-operator">(</text:span>
        <text:span text:style-name="rststyle-operator">)</text:span>
        <text:span text:style-name="rststyle-literal">
          <text:span text:style-name="rststyle-number">27</text:span>
        </text:span>
        <text:span text:style-name="rststyle-literal">
          <text:span text:style-name="rststyle-number">16</text:span>
        </text:span>
        <text:span text:style-name="rststyle-literal">
          <text:span text:style-name="rststyle-number">2022</text:span>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keyword">for</text:span><text:span text:style-name="rststyle-literal"><text:span text:style-name="rststyle-string"><text:span text:style-name="rststyle-single">'https://gitlab.com'</text:span></text:span></text:span><text:span text:style-name="rststyle-keyword">for</text:span><text:span text:style-name="rststyle-literal"><text:span text:style-name="rststyle-string"><text:span text:style-name="rststyle-single">'https://sulincix@gitlab.com'</text:span></text:span></text:span><text:span text:style-name="rststyle-literal"><text:span text:style-name="rststyle-number">3</text:span></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literal"><text:span text:style-name="rststyle-number">205</text:span></text:span><text:span text:style-name="rststyle-punctuation">|</text:span><text:span text:style-name="rststyle-literal"><text:span text:style-name="rststyle-number">205</text:span></text:span><text:span text:style-name="rststyle-keyword">done</text:span><text:span text:style-name="rststyle-literal"><text:span text:style-name="rststyle-number">3</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literal"><text:span text:style-name="rststyle-number">1</text:span></text:span><text:span text:style-name="rststyle-literal"><text:span text:style-name="rststyle-number">1</text:span></text:span><text:span text:style-name="rststyle-keyword">in</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keyword">for</text:span><text:span text:style-name="rststyle-keyword">for</text:span><text:span text:style-name="rststyle-operator">[</text:span><text:span text:style-name="rststyle-operator">]</text:span><text:span text:style-name="rststyle-operator">(</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literal"><text:span text:style-name="rststyle-number">3</text:span></text:span><text:span text:style-name="rststyle-operator">(</text:span><text:span text:style-name="rststyle-operator">)</text:span><text:span text:style-name="rststyle-keyword">in</text:span><text:span text:style-name="rststyle-literal"><text:span text:style-name="rststyle-number">3</text:span></text:span><text:span text:style-name="rststyle-literal"><text:span text:style-name="rststyle-number">3</text:span></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text:p text:style-name="rststyle-textbody"><office:annotation><dc:creator>a</dc:creator><text:p>code-block: python

...
&lt;&lt;&lt;&lt;&lt;&lt;&lt; HEAD
print("hello world")
=======
print("hi world")
&gt;&gt;&gt;&gt;&gt;&gt;&gt; abaf641 (aaa)
...</text:p></office:annotation></text:p>code-block: python

...
&lt;&lt;&lt;&lt;&lt;&lt;&lt; HEAD
print("hello world")
=======
print("hi world")
&gt;&gt;&gt;&gt;&gt;&gt;&gt; abaf641 (aaa)
...<text:p text:style-name="rststyle-textbody">Burada iki değişiklikten hangisinin kalması isteniyorsa o tutulur diğerleri silinir.
Daha sonrasında yeni commit oluşturulur Yukarıdaki örnekte son hali aşağıdaki gibi olmalıdır.</text:p><text:p text:style-name="rststyle-textbody"><office:annotation><dc:creator>a</dc:creator><text:p>code-block: python

...
      print("hello world")
      ...</text:p></office:annotation></text:p>code-block: python

...
      print("hello world")
      ...<text:p text:style-name="rststyle-textbody">Çakışma giderildikten sonra yeni commit oluşturup gönderebiliriz.</text:p><ns0:p ns0:style-name="rststyle-codeblock">$ git add main.py<ns0:line-break/>$ git commit -m "Çakışma giderildi"</ns0:p><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text:p text:style-name="rststyle-textbody"><office:annotation><dc:creator>a</dc:creator><text:p>code-block: shell

$ git rebase --continue
-&gt; Successfully rebased and updated refs/heads/master.</text:p></office:annotation></text:p>code-block: shell

$ git rebase --continue
-&gt; Successfully rebased and updated refs/heads/master.<text:p text:style-name="rststyle-textbody">Ardından git push komutu ile sunucuya gönderilir.</text:p><text:p text:style-name="rststyle-textbody"><office:annotation><dc:creator>a</dc:creator><text:p>code-block: shell

$ git push
-&gt; To https://gitlab.com/sulincix/git-dersi.git
-&gt;    e2fe24f..19361f6  master -&gt; master</text:p></office:annotation></text:p>code-block: shell

$ git push
-&gt; To https://gitlab.com/sulincix/git-dersi.git
-&gt;    e2fe24f..19361f6  master -&gt; master<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comment">
          <text:span text:style-name="rststyle-single"># branch listeleyelim
</text:span>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literal">
          <text:span text:style-name="rststyle-string">
            <text:span text:style-name="rststyle-single">'development'</text:span>
          </text:span>
        </text:span>
        <text:p text:style-name="rststyle-textbody">Dallarda yapılan değişiklikleri birleştirmek için <text:span text:style-name="rststyle-quotation">git merge &lt;dal1&gt; &lt;dal2&gt;</text:span> komutu kullanılır.</text:p>
        <ns0:p ns0:style-name="rststyle-codeblock">$ git merge development master</ns0:p>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comment">
          <text:span text:style-name="rststyle-single"># development branchını sunucuya yollayalım.
</text:span>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comment">
          <text:span text:style-name="rststyle-single"># development branchını silelim
</text:span>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comment">
          <text:span text:style-name="rststyle-single"># yeniden adlandıralım.
</text:span>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comment">
          <text:span text:style-name="rststyle-single"># diğer remote üzerine gönderelim.
</text:span>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comment">
          <text:span text:style-name="rststyle-single"># remote silelim
</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19:22</meta:creation-date>
    <dc:creator>a</dc:creator>
    <dc:date>2023-01-09T11:19:22</dc:date>
    <dc:language>en-US</dc:language>
    <meta:editing-cycles>1</meta:editing-cycles>
    <meta:editing-duration>PT00M01S</meta:editing-duration>
    <dc:title>Git kullanımı</dc:title>
  </office:meta>
</office:document-meta>
</file>